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3">0</text:span><text:span text:style-name="T1"> </text:span><text:span text:style-name="T2">-2</text:span><text:span text:style-name="T3">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4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2.916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>(7,-10)-&gt; (0,</text:span><text:span text:style-name="T6">0012</text:span><text:span text:style-name="T5">)</text:span></text:p>
            <text:p><text:span text:style-name="T5">(4,-9) -&gt; (0,</text:span><text:span text:style-name="T6">0020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6:06.469859138</dc:date>
    <dc:creator>elucterio </dc:creator>
    <meta:editing-duration>PT2H18M25S</meta:editing-duration>
    <meta:editing-cycles>30</meta:editing-cycles>
    <meta:generator>LibreOffice/4.2.8.2$Linux_X86_64 LibreOffice_project/420m0$Build-2</meta:generator>
    <meta:document-statistic meta:object-count="14"/>
  </office:meta>
</office:document-meta>
</file>